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3d41" officeooo:paragraph-rsid="000b3d41"/>
    </style:style>
    <style:style style:name="P2" style:family="paragraph" style:parent-style-name="Standard">
      <style:text-properties fo:font-weight="bold" officeooo:rsid="000dda96" officeooo:paragraph-rsid="000dda96" style:font-weight-asian="bold" style:font-weight-complex="bold"/>
    </style:style>
    <style:style style:name="P3" style:family="paragraph" style:parent-style-name="Standard">
      <style:text-properties officeooo:rsid="000b3d41" officeooo:paragraph-rsid="000b3d41"/>
    </style:style>
    <style:style style:name="P4" style:family="paragraph" style:parent-style-name="Standard">
      <style:text-properties officeooo:rsid="000b3d41" officeooo:paragraph-rsid="000df7f4"/>
    </style:style>
    <style:style style:name="P5" style:family="paragraph" style:parent-style-name="Standard">
      <style:text-properties officeooo:rsid="000b3d41" officeooo:paragraph-rsid="0010b314"/>
    </style:style>
    <style:style style:name="P6" style:family="paragraph" style:parent-style-name="Standard">
      <style:text-properties officeooo:rsid="000df7f4" officeooo:paragraph-rsid="000df7f4"/>
    </style:style>
    <style:style style:name="P7" style:family="paragraph" style:parent-style-name="Standard">
      <style:text-properties officeooo:rsid="000df7f4" officeooo:paragraph-rsid="000fd2ba"/>
    </style:style>
    <style:style style:name="P8" style:family="paragraph" style:parent-style-name="Standard">
      <style:text-properties fo:font-style="italic" officeooo:rsid="000df7f4" officeooo:paragraph-rsid="000df7f4" style:font-style-asian="italic" style:font-style-complex="italic"/>
    </style:style>
    <style:style style:name="T1" style:family="text">
      <style:text-properties officeooo:rsid="000dda96"/>
    </style:style>
    <style:style style:name="T2" style:family="text">
      <style:text-properties fo:font-style="italic" officeooo:rsid="000df7f4" style:font-style-asian="italic" style:font-style-complex="italic"/>
    </style:style>
    <style:style style:name="T3" style:family="text">
      <style:text-properties officeooo:rsid="000fd2ba"/>
    </style:style>
    <style:style style:name="T4" style:family="text">
      <style:text-properties officeooo:rsid="0010b3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onstruction of the matrix</text:p>
      <text:p text:style-name="P1"/>
      <text:p text:style-name="P4">Plants species can be determined with the help of <text:s/>a book<text:span text:style-name="T1">s</text:span> mentioned Flora<text:span text:style-name="T1">'s</text:span>. These Flora's are digitalized <text:span text:style-name="T1">in an </text:span>XML <text:span text:style-name="T3">format mentioned FlorML</text:span> <text:span text:style-name="T1">to make them more accessible.</text:span> <text:span text:style-name="T1">When digitalized, the Flora data can be mined when it is put in table form. Because of this</text:span>, a matrix is developed with species on one axis and relevant plant features (characters) on the other axis. <text:span text:style-name="T3">To do this, first the characters present in the FlorML file were listed and the text belonging to some relevant elements in the FlorML file was ordered more. All these steps are performed with the programming language Python.</text:span></text:p>
      <text:p text:style-name="P4"/>
      <text:p text:style-name="P4"><text:span text:style-name="T2">Parsing the relevant characters</text:span></text:p>
      <text:p text:style-name="P4">The python script MakeCharacterList.py ma<text:span text:style-name="T3">kes</text:span> a list of all characters in <text:span text:style-name="T3">a FlorML</text:span> file. The input is the <text:span text:style-name="T3">FlorML file</text:span>, and the output is <text:span text:style-name="T3">the character </text:span>list. Because some names are used for different character types, all characters are displayed together with their superiors on the axis of the matrix, <text:s/>like for example “/grandparent/parent/child”. This list is used to build the matrix, and relevant characters can be selected from this list. </text:p>
      <text:p text:style-name="P1"/>
      <text:p text:style-name="P8">Ordering the text in the FlorML file</text:p>
      <text:p text:style-name="P7">The text <text:span text:style-name="T3">belonging to some elements </text:span>in the FlorML files first <text:span text:style-name="T3">must</text:span> be ordered, before the matrix could be constructed. There were some places where the text belonging to the relevant elements did not occur on the correct place. The<text:span text:style-name="T3"> script </text:span>OrderXml.py reads a FlorML file, and gives as output, <text:s/>FlorML file containing the same information with the text put at the correct places.</text:p>
      <text:p text:style-name="P4"/>
      <text:p text:style-name="P8">Constructing the final matrix</text:p>
      <text:p text:style-name="P5">The python script OrderCharacters.py constructs a matrix of the species and the characters. The input files are a FlorML file, and a csv file <text:span text:style-name="T4">including the relevant</text:span> the characters, <text:span text:style-name="T4">their number, “Y” or “N” to select which characters are relevant, and some notes on each line like: “1,/dispersal,N,1x mentioned”</text:span>. <text:s/><text:span text:style-name="T4">This will probably be changed to make the script read a list containing the relevant characters instead of this specific format, but until now this gave some unwanted newline characters in the matrix.</text:span> The output is a tab-delimited file containing the final matrix. </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09:09:44.162834733</meta:creation-date>
    <dc:date>2015-01-12T10:21:24.907752364</dc:date>
    <meta:editing-duration>PT8M31S</meta:editing-duration>
    <meta:editing-cycles>3</meta:editing-cycles>
    <meta:generator>LibreOffice/4.2.4.2$Linux_X86_64 LibreOffice_project/420m0$Build-2</meta:generator>
    <meta:document-statistic meta:table-count="0" meta:image-count="0" meta:object-count="0" meta:page-count="1" meta:paragraph-count="8" meta:word-count="349" meta:character-count="2122" meta:non-whitespace-character-count="1775"/>
  </office:meta>
</office:document-meta>
</file>